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494c9" officeooo:paragraph-rsid="001494c9"/>
    </style:style>
    <style:style style:name="P2" style:family="paragraph" style:parent-style-name="Standard">
      <style:text-properties officeooo:rsid="000f1c80" officeooo:paragraph-rsid="000f1c80"/>
    </style:style>
    <style:style style:name="P3" style:family="paragraph" style:parent-style-name="Standard">
      <style:paragraph-properties fo:text-align="justify" style:justify-single-word="false"/>
      <style:text-properties officeooo:rsid="000f1c80" officeooo:paragraph-rsid="000f1c80"/>
    </style:style>
    <style:style style:name="P4" style:family="paragraph" style:parent-style-name="Standard">
      <style:paragraph-properties fo:text-align="justify" style:justify-single-word="false"/>
      <style:text-properties officeooo:rsid="0012805b" officeooo:paragraph-rsid="0012805b"/>
    </style:style>
    <style:style style:name="P5" style:family="paragraph" style:parent-style-name="Standard">
      <style:paragraph-properties fo:text-align="justify" style:justify-single-word="false"/>
      <style:text-properties fo:font-style="italic" officeooo:rsid="000f1c80" officeooo:paragraph-rsid="000f1c80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officeooo:paragraph-rsid="0015cc92"/>
    </style:style>
    <style:style style:name="P7" style:family="paragraph" style:parent-style-name="Standard">
      <style:paragraph-properties fo:text-align="justify" style:justify-single-word="false"/>
      <style:text-properties officeooo:paragraph-rsid="002244cd"/>
    </style:style>
    <style:style style:name="P8" style:family="paragraph" style:parent-style-name="Standard">
      <style:paragraph-properties fo:text-align="justify" style:justify-single-word="false"/>
      <style:text-properties officeooo:paragraph-rsid="002afe91"/>
    </style:style>
    <style:style style:name="P9" style:family="paragraph" style:parent-style-name="Standard">
      <style:paragraph-properties fo:text-align="justify" style:justify-single-word="false"/>
      <style:text-properties officeooo:rsid="0015cc92" officeooo:paragraph-rsid="0015cc92"/>
    </style:style>
    <style:style style:name="P10" style:family="paragraph" style:parent-style-name="Standard">
      <style:paragraph-properties fo:text-align="justify" style:justify-single-word="false"/>
      <style:text-properties officeooo:rsid="0016e2f1" officeooo:paragraph-rsid="0016e2f1"/>
    </style:style>
    <style:style style:name="P11" style:family="paragraph" style:parent-style-name="Standard">
      <style:paragraph-properties fo:text-align="justify" style:justify-single-word="false"/>
      <style:text-properties officeooo:rsid="00189453" officeooo:paragraph-rsid="00189453"/>
    </style:style>
    <style:style style:name="P12" style:family="paragraph" style:parent-style-name="Standard">
      <style:paragraph-properties fo:text-align="justify" style:justify-single-word="false"/>
      <style:text-properties officeooo:rsid="00196e40" officeooo:paragraph-rsid="00196e40"/>
    </style:style>
    <style:style style:name="P13" style:family="paragraph" style:parent-style-name="Standard">
      <style:paragraph-properties fo:text-align="justify" style:justify-single-word="false"/>
      <style:text-properties officeooo:rsid="001acbca" officeooo:paragraph-rsid="001acbca"/>
    </style:style>
    <style:style style:name="P14" style:family="paragraph" style:parent-style-name="Standard">
      <style:paragraph-properties fo:text-align="justify" style:justify-single-word="false"/>
      <style:text-properties officeooo:rsid="001f35c0" officeooo:paragraph-rsid="001f35c0"/>
    </style:style>
    <style:style style:name="P15" style:family="paragraph" style:parent-style-name="Standard">
      <style:paragraph-properties fo:text-align="justify" style:justify-single-word="false"/>
      <style:text-properties officeooo:rsid="0022dc54" officeooo:paragraph-rsid="0022dc54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6e2f1" officeooo:paragraph-rsid="001acbca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2805b" officeooo:paragraph-rsid="0012805b" style:font-weight-asian="bold" style:font-weight-complex="bold"/>
    </style:style>
    <style:style style:name="P18" style:family="paragraph" style:parent-style-name="Standard">
      <style:text-properties fo:font-weight="bold" officeooo:rsid="000f1c80" officeooo:paragraph-rsid="000f1c80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2d06c" officeooo:paragraph-rsid="0012d06c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2d06c" officeooo:paragraph-rsid="0023c1a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2d06c" officeooo:paragraph-rsid="00259cc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2d06c" officeooo:paragraph-rsid="0026dca3" style:font-weight-asian="bold" style:font-weight-complex="bold"/>
    </style:style>
    <style:style style:name="P23" style:family="paragraph" style:parent-style-name="Standard">
      <style:text-properties officeooo:paragraph-rsid="00215e3a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2d06c" officeooo:paragraph-rsid="0023c1a6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2d06c" officeooo:paragraph-rsid="0026dca3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3c1a6" officeooo:paragraph-rsid="0023c1a6" style:font-weight-asian="normal" style:font-weight-complex="normal"/>
    </style:style>
    <style:style style:name="P27" style:family="paragraph" style:parent-style-name="Standard">
      <style:text-properties officeooo:paragraph-rsid="00259cc6"/>
    </style:style>
    <style:style style:name="P28" style:family="paragraph" style:parent-style-name="Standard">
      <style:text-properties officeooo:paragraph-rsid="0026dca3"/>
    </style:style>
    <style:style style:name="P29" style:family="paragraph" style:parent-style-name="Standard">
      <style:paragraph-properties fo:text-align="justify" style:justify-single-word="false"/>
      <style:text-properties officeooo:rsid="0012d06c" officeooo:paragraph-rsid="0012d06c"/>
    </style:style>
    <style:style style:name="P30" style:family="paragraph" style:parent-style-name="Standard">
      <style:paragraph-properties fo:text-align="justify" style:justify-single-word="false"/>
      <style:text-properties officeooo:rsid="002e0bdb" officeooo:paragraph-rsid="002e0bdb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normal" officeooo:rsid="0023c1a6" officeooo:paragraph-rsid="0023c1a6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bold" officeooo:rsid="0012d06c" officeooo:paragraph-rsid="00259cc6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weight="bold" officeooo:rsid="0012d06c" officeooo:paragraph-rsid="002d89f0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bold" officeooo:rsid="0012d06c" officeooo:paragraph-rsid="00340f2b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weight="bold" officeooo:rsid="0012d06c" officeooo:paragraph-rsid="002afe91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302a3c" officeooo:paragraph-rsid="00302a3c" style:font-weight-asian="normal" style:font-weight-complex="normal"/>
    </style:style>
    <style:style style:name="T1" style:family="text">
      <style:text-properties officeooo:rsid="0012805b"/>
    </style:style>
    <style:style style:name="T2" style:family="text">
      <style:text-properties officeooo:rsid="0014bb86"/>
    </style:style>
    <style:style style:name="T3" style:family="text">
      <style:text-properties officeooo:rsid="0015cc92"/>
    </style:style>
    <style:style style:name="T4" style:family="text">
      <style:text-properties officeooo:rsid="00189453"/>
    </style:style>
    <style:style style:name="T5" style:family="text">
      <style:text-properties officeooo:rsid="001acbca"/>
    </style:style>
    <style:style style:name="T6" style:family="text">
      <style:text-properties officeooo:rsid="001c6ce0"/>
    </style:style>
    <style:style style:name="T7" style:family="text">
      <style:text-properties officeooo:rsid="001f35c0"/>
    </style:style>
    <style:style style:name="T8" style:family="text">
      <style:text-properties officeooo:rsid="002106f7"/>
    </style:style>
    <style:style style:name="T9" style:family="text">
      <style:text-properties officeooo:rsid="00215e3a"/>
    </style:style>
    <style:style style:name="T10" style:family="text">
      <style:text-properties officeooo:rsid="002244cd"/>
    </style:style>
    <style:style style:name="T11" style:family="text">
      <style:text-properties fo:font-style="italic" officeooo:rsid="002244cd" style:font-style-asian="italic" style:font-style-complex="italic"/>
    </style:style>
    <style:style style:name="T12" style:family="text">
      <style:text-properties fo:font-style="italic" officeooo:rsid="0023c1a6" style:font-style-asian="italic" style:font-style-complex="italic"/>
    </style:style>
    <style:style style:name="T13" style:family="text">
      <style:text-properties officeooo:rsid="0022dc54"/>
    </style:style>
    <style:style style:name="T14" style:family="text">
      <style:text-properties officeooo:rsid="0023c1a6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3c1a6" style:font-style-asian="normal" style:font-style-complex="normal"/>
    </style:style>
    <style:style style:name="T17" style:family="text">
      <style:text-properties fo:font-style="normal" officeooo:rsid="00259cc6" style:font-style-asian="normal" style:font-style-complex="normal"/>
    </style:style>
    <style:style style:name="T18" style:family="text">
      <style:text-properties fo:font-style="normal" officeooo:rsid="002758ee" style:font-style-asian="normal" style:font-style-complex="normal"/>
    </style:style>
    <style:style style:name="T19" style:family="text">
      <style:text-properties fo:font-style="normal" officeooo:rsid="002afe91" style:font-style-asian="normal" style:font-style-complex="normal"/>
    </style:style>
    <style:style style:name="T20" style:family="text">
      <style:text-properties fo:font-style="normal" officeooo:rsid="002c60c6" style:font-style-asian="normal" style:font-style-complex="normal"/>
    </style:style>
    <style:style style:name="T21" style:family="text">
      <style:text-properties fo:font-style="normal" officeooo:rsid="002d89f0" style:font-style-asian="normal" style:font-style-complex="normal"/>
    </style:style>
    <style:style style:name="T22" style:family="text">
      <style:text-properties fo:font-style="normal" officeooo:rsid="00302a3c" style:font-style-asian="normal" style:font-style-complex="normal"/>
    </style:style>
    <style:style style:name="T23" style:family="text">
      <style:text-properties fo:font-style="normal" officeooo:rsid="0032181a" style:font-style-asian="normal" style:font-style-complex="normal"/>
    </style:style>
    <style:style style:name="T24" style:family="text">
      <style:text-properties fo:font-style="normal" officeooo:rsid="00340f2b" style:font-style-asian="normal" style:font-style-complex="normal"/>
    </style:style>
    <style:style style:name="T25" style:family="text">
      <style:text-properties fo:font-style="normal" officeooo:rsid="0035844f" style:font-style-asian="normal" style:font-style-complex="normal"/>
    </style:style>
    <style:style style:name="T26" style:family="text">
      <style:text-properties fo:font-style="normal" officeooo:rsid="00370018" style:font-style-asian="normal" style:font-style-complex="normal"/>
    </style:style>
    <style:style style:name="T27" style:family="text">
      <style:text-properties fo:font-style="normal" officeooo:rsid="0037b832" style:font-style-asian="normal" style:font-style-complex="normal"/>
    </style:style>
    <style:style style:name="T28" style:family="text">
      <style:text-properties fo:font-style="normal" fo:font-weight="bold" officeooo:rsid="0032181a" style:font-style-asian="normal" style:font-weight-asian="bold" style:font-style-complex="normal" style:font-weight-complex="bold"/>
    </style:style>
    <style:style style:name="T29" style:family="text">
      <style:text-properties officeooo:rsid="00259cc6"/>
    </style:style>
    <style:style style:name="T30" style:family="text">
      <style:text-properties officeooo:rsid="0026dca3"/>
    </style:style>
    <style:style style:name="T31" style:family="text">
      <style:text-properties officeooo:rsid="00284b30"/>
    </style:style>
    <style:style style:name="T32" style:family="text">
      <style:text-properties officeooo:rsid="00287da4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2d06c" style:font-weight-asian="normal" style:font-weight-complex="normal"/>
    </style:style>
    <style:style style:name="T35" style:family="text">
      <style:text-properties fo:font-weight="normal" officeooo:rsid="002afe91" style:font-weight-asian="normal" style:font-weight-complex="normal"/>
    </style:style>
    <style:style style:name="T36" style:family="text">
      <style:text-properties fo:font-weight="normal" officeooo:rsid="002bd945" style:font-weight-asian="normal" style:font-weight-complex="normal"/>
    </style:style>
    <style:style style:name="T37" style:family="text">
      <style:text-properties fo:font-weight="normal" officeooo:rsid="002c60c6" style:font-weight-asian="normal" style:font-weight-complex="normal"/>
    </style:style>
    <style:style style:name="T38" style:family="text">
      <style:text-properties officeooo:rsid="002d89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B NOTEBOOK</text:p>
      <text:p text:style-name="P2"/>
      <text:p text:style-name="P18"><text:span text:style-name="T1">2017.06.21 <text:tab/></text:span>PROJECT PROPOSAL</text:p>
      <text:p text:style-name="P2"/>
      <text:p text:style-name="P5">Do transcription factors have preferential binding to promoters/exons/introns/3’UTR/5’UTR of long non-coding RNAs (lncRNAs)?</text:p>
      <text:p text:style-name="P3"/>
      <text:p text:style-name="P3">I plan to use known motifs of transcription factors and search for those motifs in sequence<text:span text:style-name="T1">s</text:span> of <text:s/>lncRNAs, together with their promoters, to see if TFs have preferential binding to certain features. <text:span text:style-name="T1">I will use available databases for TF motifs and known lncRNA sequences. </text:span></text:p>
      <text:p text:style-name="P3"/>
      <text:p text:style-name="P19">2017.06.21 <text:tab/>PROJECT APPROVED</text:p>
      <text:p text:style-name="P29"/>
      <text:p text:style-name="P30">Lars Arvsted approved the project. </text:p>
      <text:p text:style-name="P3"/>
      <text:p text:style-name="P17">2017.07.25 <text:tab/>PROJECT OUTLINE <text:span text:style-name="T5">Part I</text:span></text:p>
      <text:p text:style-name="P4"/>
      <text:p text:style-name="P9">- Chose databases to work with.</text:p>
      <text:p text:style-name="P6"/>
      <text:p text:style-name="P6"><text:span text:style-name="T3">For TF database, I will use JASPAR, which contains </text:span>a curated, non-redundant set of profiles, derived from published collections of experimentally defined transcription factor binding sites for eukaryotes<text:span text:style-name="T2">. </text:span></text:p>
      <text:p text:style-name="P6"/>
      <text:p text:style-name="P7">- <text:span text:style-name="T10">Read: </text:span><text:span text:style-name="T11">Ghosh S., Sati S., Sengupta S. and Scaria V. 2015 Distinct patterns of epigenetic marks and transcription factor binding sites across promoters of sense-intronic long noncoding RNAs. J. Genet. 94, 17–25</text:span></text:p>
      <text:p text:style-name="P9"/>
      <text:p text:style-name="P16">2017.0<text:span text:style-name="T38">7</text:span>.26 <text:tab/><text:span text:style-name="T1">PROJECT OUTLINE Part II</text:span></text:p>
      <text:p text:style-name="P10"/>
      <text:p text:style-name="P10">- Start with 1-3 TFs ( <text:span text:style-name="T5">for example; </text:span>CTCF, p53) <text:span text:style-name="T5">and </text:span>manually assign motifs; so you can validate the targets <text:span text:style-name="T4">(Validate with JASPAR)</text:span>. Than later on connect to the database and do a major search <text:span text:style-name="T4">(JASPAR)</text:span>.</text:p>
      <text:p text:style-name="P10">- construct the motif sequence/logo for known TFs; for example assign TF1 = ATCGGAGTTN</text:p>
      <text:p text:style-name="P10">- LncRNA sequence (you can start with protein coding as well so you have to make it work)</text:p>
      <text:p text:style-name="P10">- protein coding known targets</text:p>
      <text:p text:style-name="P10">- check motif in lncrna sequence (seq. Similarity packages – check!), for each window 1-7,2-8,3-8 etc. and stop when</text:p>
      <text:p text:style-name="P10">- for N you have to check for all combinations</text:p>
      <text:p text:style-name="P10">- Scoring system – if motif <text:span text:style-name="T7">slightly</text:span> differs it will still bind, but less, thus you have to score somehow (CAN BE DONE LATER)</text:p>
      <text:p text:style-name="P10">- <text:span text:style-name="T4">JASPAR database ; use frequency matrix</text:span></text:p>
      <text:p text:style-name="P10"/>
      <text:p text:style-name="P14">PROJECT PLAN:</text:p>
      <text:p text:style-name="P11"><text:span text:style-name="T5">1.</text:span> construct the consensus motif or extract from database</text:p>
      <text:p text:style-name="P11"><text:span text:style-name="T5">2.</text:span> use JASPAR to get the frequency matrix</text:p>
      <text:p text:style-name="P11"><text:span text:style-name="T5">3.</text:span> extract window from lncRNA; 1bp window sliding</text:p>
      <text:p text:style-name="P11">- take X windows </text:p>
      <text:p text:style-name="P11"><text:span text:style-name="T5">4. </text:span>For each window check the preference of the motif </text:p>
      <text:p text:style-name="P11"><text:soft-page-break/>- ATCG preferencec at bp resolution</text:p>
      <text:p text:style-name="P11"><text:span text:style-name="T5">5. S</text:span>core single window according to the frequency matrix</text:p>
      <text:p text:style-name="P11">- similarity do it for all the windows from the lncRNA sequence</text:p>
      <text:p text:style-name="P11"><text:span text:style-name="T5">6. C</text:span>ompare the scores between each window</text:p>
      <text:p text:style-name="P11">- find the best match (based on the score)</text:p>
      <text:p text:style-name="P11"><text:span text:style-name="T5">7. </text:span>compare the best matches from each motif or TFs and score for specificity </text:p>
      <text:p text:style-name="P11"><text:span text:style-name="T5">8. </text:span>validate <text:span text:style-name="T5">targets </text:span>with JASPAR database</text:p>
      <text:p text:style-name="P13">9. Later on when you do for all TFs; make a calculation if there is a preference for certain parts of lncRNAs to bind to. </text:p>
      <text:p text:style-name="P11"/>
      <text:p text:style-name="P12">EXTRACTING THE <text:span text:style-name="T5">lnc</text:span>RNA sequence</text:p>
      <text:p text:style-name="P12">- genome <text:span text:style-name="T6">FASTA</text:span> file of organism</text:p>
      <text:p text:style-name="P12">- <text:span text:style-name="T6">GTF</text:span> file of that organism</text:p>
      <text:p text:style-name="P12">- fastacmd command (<text:span text:style-name="T6">available</text:span> <text:span text:style-name="T6">also in SAM</text:span> tool<text:span text:style-name="T6">s; perhaps a python package as well?</text:span>) and extract the sequences</text:p>
      <text:p text:style-name="P12"/>
      <text:p text:style-name="P12"><text:span text:style-name="T6">FREQUENCY </text:span>MATRIX</text:p>
      <text:p text:style-name="P12">- use flat file from JASPAR, <text:span text:style-name="T6">so it can be used with Python</text:span></text:p>
      <text:p text:style-name="P12"/>
      <text:p text:style-name="P15">CHALLENGES</text:p>
      <text:p text:style-name="P12">- <text:span text:style-name="T8">In order to confirm a certain preference of binding, I would need to also check for all the genes (cca. 60.000) and than see if this is the case only for lncRNAs or for protein coding genes as well. </text:span></text:p>
      <text:p text:style-name="P12"/>
      <text:p text:style-name="P11">- <text:span text:style-name="T13">How to deal with different sizes of motifs for different TFs (some have 4bp motifs, other 12bp motifs)??</text:span></text:p>
      <text:p text:style-name="P4"/>
      <text:p text:style-name="P23"><text:span text:style-name="T9">CTCF: </text:span>CCGCGNGGNGGCAG</text:p>
      <text:p text:style-name="P23"/>
      <text:p text:style-name="P20">2017.0<text:span text:style-name="T38">7</text:span>.2<text:span text:style-name="T14">7</text:span> <text:tab/><text:span text:style-name="T14">PYTHON MODULES</text:span></text:p>
      <text:p text:style-name="P20"/>
      <text:p text:style-name="P24">- <text:span text:style-name="T12">numpy</text:span><text:span text:style-name="T14"> for specificity calculations of the binding </text:span></text:p>
      <text:p text:style-name="P24">- <text:span text:style-name="T12">re</text:span><text:span text:style-name="T14"> for searching with regular expression. I will search the motif in the lncRNA sequence.</text:span></text:p>
      <text:p text:style-name="P24">- <text:span text:style-name="T12">biopython </text:span><text:span text:style-name="T16">for importing FASTA files and the frequency matrix??</text:span></text:p>
      <text:p text:style-name="P31"/>
      <text:p text:style-name="P31">#Figure out how to properly import the frequency matrix</text:p>
      <text:p text:style-name="P31"/>
      <text:p text:style-name="P27"/>
      <text:p text:style-name="P21">2017.0<text:span text:style-name="T38">7</text:span>.2<text:span text:style-name="T29">8</text:span> <text:tab/><text:span text:style-name="T29">CHALLENGES</text:span></text:p>
      <text:p text:style-name="P32"/>
      <text:p text:style-name="P26"><text:span text:style-name="T15">- </text:span><text:span text:style-name="T17">How to deal with motifs being of different length??</text:span></text:p>
      <text:p text:style-name="P26"><text:span text:style-name="T15"><text:tab/></text:span><text:span text:style-name="T20">&gt;</text:span><text:span text:style-name="T15"> </text:span><text:span text:style-name="T18">How many different lengths are there? CHECK! If it only between </text:span><text:span text:style-name="T19">10</text:span><text:span text:style-name="T18">-15, than it’s not a <text:tab/>big issue.</text:span></text:p>
      <text:p text:style-name="P28"/>
      <text:p text:style-name="P22">2017.0<text:span text:style-name="T38">7</text:span>.<text:span text:style-name="T30">31<text:tab/></text:span></text:p>
      <text:p text:style-name="P25"/>
      <text:p text:style-name="P25">- <text:span text:style-name="T31">Import the frequency matrix as a numpy array or with biopython??</text:span></text:p>
      <text:p text:style-name="P25">- <text:span text:style-name="T32">At the end of the header of the fasta seq., add the position of the motif; example 1-10, 2-11 etc.</text:span></text:p>
      <text:p text:style-name="P25"/>
      <text:p text:style-name="P8"><text:span text:style-name="T34">- There is a </text:span><text:span text:style-name="T35">motif</text:span><text:span text:style-name="T34"> analysis module inside Biopython </text:span><text:span text:style-name="T35">(Bio.motifs)</text:span><text:span text:style-name="T34"> and a module </text:span><text:span text:style-name="Strong_20_Emphasis"><text:span text:style-name="T33">TAMO, </text:span></text:span><text:span text:style-name="Strong_20_Emphasis"><text:span text:style-name="T35">specifically made for this purpose! --</text:span></text:span><text:span text:style-name="Strong_20_Emphasis"><text:span text:style-name="T36">CHECK THE MANUALS!</text:span></text:span></text:p>
      <text:p text:style-name="P8"><text:soft-page-break/><text:span text:style-name="Strong_20_Emphasis"><text:span text:style-name="T36"><text:tab/></text:span></text:span><text:span text:style-name="Strong_20_Emphasis"><text:span text:style-name="T37">&gt;</text:span></text:span><text:span text:style-name="Strong_20_Emphasis"><text:span text:style-name="T36"> </text:span></text:span><text:span text:style-name="Strong_20_Emphasis"><text:span text:style-name="T37">There is a way to connect directly with JASPAR database with Biopython module.</text:span></text:span></text:p>
      <text:p text:style-name="P35"><text:span text:style-name="T24"/></text:p>
      <text:p text:style-name="P34"><text:span text:style-name="T21"/></text:p>
      <text:p text:style-name="P34"><text:span text:style-name="T22">2017.08.03</text:span></text:p>
      <text:p text:style-name="P33"><text:span text:style-name="T22"/></text:p>
      <text:p text:style-name="P36"><text:span text:style-name="T15">A completely different approach has been taken. I’ve re-written the whole program and saved it as motif_preference_2.py</text:span></text:p>
      <text:p text:style-name="P36"><text:span text:style-name="T15"/></text:p>
      <text:p text:style-name="P36"><text:span text:style-name="T15">- </text:span><text:span text:style-name="T23">I’ve discovered </text:span><text:span text:style-name="T28">nt_search</text:span><text:span text:style-name="T23"> </text:span><text:span text:style-name="T25">(inside of Biopython)</text:span><text:span text:style-name="T23"> function that finds motifs. </text:span><text:span text:style-name="T27">I added a for loop that does the motif search</text:span><text:span text:style-name="T23"> in </text:span><text:span text:style-name="T26">multiple FASTA</text:span><text:span text:style-name="T23"> input sequences and output</text:span><text:span text:style-name="T26">s</text:span><text:span text:style-name="T23"> the location of the motif </text:span><text:span text:style-name="T26">for each sequence</text:span><text:span text:style-name="T23">. This </text:span><text:span text:style-name="T27">function</text:span><text:span text:style-name="T23"> saved a lot of time.</text:span></text:p>
      <text:p text:style-name="P36"><text:span text:style-name="T23"/></text:p>
      <text:p text:style-name="P36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494c9" officeooo:paragraph-rsid="001494c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ara WERNIG-ZOR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Wernig Zorc</meta:initial-creator>
    <meta:creation-date>2017-06-21T16:14:30.546266181</meta:creation-date>
    <dc:date>2017-08-03T13:35:40.584194147</dc:date>
    <dc:creator>Sara Wernig Zorc</dc:creator>
    <meta:editing-duration>PT11H50M55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3" meta:paragraph-count="60" meta:word-count="730" meta:character-count="4315" meta:non-whitespace-character-count="3625"/>
  </office:meta>
</office:document-meta>
</file>